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b857e" officeooo:paragraph-rsid="001b5d26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1b5d26" officeooo:paragraph-rsid="001b5d26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1b5d26" officeooo:paragraph-rsid="001b5d26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1d283d" officeooo:paragraph-rsid="001d283d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bold" officeooo:rsid="001d283d" officeooo:paragraph-rsid="001d283d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normal" officeooo:rsid="001b5d26" officeooo:paragraph-rsid="001d283d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fo:font-weight="normal" officeooo:rsid="001b5d26" officeooo:paragraph-rsid="001e6a40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fo:font-weight="bold" officeooo:rsid="001e6a40" officeooo:paragraph-rsid="001e6a40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font-weight="normal" officeooo:rsid="001e6a40" officeooo:paragraph-rsid="001e6a40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Courier New" fo:font-size="10pt" fo:font-weight="normal" officeooo:rsid="001d283d" officeooo:paragraph-rsid="001e6a4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break-before="page"/>
      <style:text-properties style:font-name="Courier New" fo:font-size="10pt" fo:font-weight="bold" officeooo:rsid="001e6a40" officeooo:paragraph-rsid="001e6a40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Courier New" fo:font-size="10pt" fo:font-weight="normal" officeooo:rsid="001b5d26" officeooo:paragraph-rsid="001f9d3b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Courier New" fo:font-size="10pt" fo:font-weight="normal" officeooo:rsid="001e6a40" officeooo:paragraph-rsid="001f9d3b" style:font-size-asian="8.75pt" style:font-weight-asian="normal" style:font-size-complex="10pt" style:font-weight-complex="normal"/>
    </style:style>
    <style:style style:name="T1" style:family="text">
      <style:text-properties officeooo:rsid="001b5d2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dotted" style:text-underline-width="bold" style:text-underline-color="font-color" officeooo:rsid="001d283d"/>
    </style:style>
    <style:style style:name="T6" style:family="text">
      <style:text-properties officeooo:rsid="001d283d"/>
    </style:style>
    <style:style style:name="T7" style:family="text">
      <style:text-properties style:text-underline-style="none" officeooo:rsid="001d283d"/>
    </style:style>
    <style:style style:name="T8" style:family="text">
      <style:text-properties style:text-underline-style="dotted" style:text-underline-width="bold" style:text-underline-color="font-color" officeooo:rsid="001e6a40"/>
    </style:style>
    <style:style style:name="T9" style:family="text">
      <style:text-properties officeooo:rsid="001e6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0</text:span></text:p>
      <text:p text:style-name="P1">Tema 4. Transformación Modelo Relacional</text:p>
      <text:p text:style-name="P1">Curso 25/26</text:p>
      <text:p text:style-name="P1">Adrián Campos Espejo</text:p>
      <text:p text:style-name="P1"/>
      <text:p text:style-name="P2">1. Regla de transformacion de entidades y atributos</text:p>
      <text:p text:style-name="P3"/>
      <text:p text:style-name="P3">Proyectos (<text:span text:style-name="T2">#id</text:span>, <text:span text:style-name="T3">proyecto</text:span>, descripcion, presupuesto)</text:p>
      <text:p text:style-name="P3">Empleados (<text:span text:style-name="T2">#id</text:span>, <text:span text:style-name="T3">dni</text:span>, nombre)</text:p>
      <text:p text:style-name="P3">Clientes (<text:span text:style-name="T2">#id</text:span>, nombre, <text:span text:style-name="T3">nif</text:span>)</text:p>
      <text:p text:style-name="P3">Beneficiarios (<text:span text:style-name="T2">#id</text:span>, nombre, fecha_nac)</text:p>
      <text:p text:style-name="P3"/>
      <text:p text:style-name="P3">Telefonos_empleados (<text:span text:style-name="T2">#empleados_id, #telefono</text:span>)</text:p>
      <text:p text:style-name="P3"><text:tab/>empleados_id → Empleados (NOT NULL, B:C, M:R)</text:p>
      <text:p text:style-name="P3"/>
      <text:p text:style-name="P3">Telefonos_clientes (<text:span text:style-name="T2">#clientes_id, #telefono</text:span>)</text:p>
      <text:p text:style-name="P3"><text:tab/>clientes_id → Clientes (NOT NULL, B:C, M:R)</text:p>
      <text:p text:style-name="P3"/>
      <text:p text:style-name="P4"/>
      <text:p text:style-name="P5">2. Regla transformacion relaciones débiles</text:p>
      <text:p text:style-name="P4"/>
      <text:p text:style-name="P6">Proyectos (<text:span text:style-name="T2">#id</text:span>, <text:span text:style-name="T3">proyecto</text:span>, descripcion, presupuesto)</text:p>
      <text:p text:style-name="P6">Empleados (<text:span text:style-name="T2">#id</text:span>, <text:span text:style-name="T3">dni</text:span>, nombre)</text:p>
      <text:p text:style-name="P6">Clientes (<text:span text:style-name="T2">#id</text:span>, nombre, <text:span text:style-name="T3">nif</text:span>)</text:p>
      <text:p text:style-name="P6"/>
      <text:p text:style-name="P6"/>
      <text:p text:style-name="P6">Telefonos_empleados (<text:span text:style-name="T2">#empleados_id, #telefono</text:span>)</text:p>
      <text:p text:style-name="P6"><text:tab/>empleados_id → Empleados (NOT NULL, B:C, M:R)</text:p>
      <text:p text:style-name="P6"/>
      <text:p text:style-name="P6">Telefonos_clientes (<text:span text:style-name="T2">#clientes_id, #telefono</text:span>)</text:p>
      <text:p text:style-name="P6"><text:tab/>clientes_id → Clientes (NOT NULL, B:C, M:R)</text:p>
      <text:p text:style-name="P6"/>
      <text:p text:style-name="P6">Beneficiarios (<text:span text:style-name="T2">#id,</text:span><text:span text:style-name="T4"> </text:span><text:span text:style-name="T5">#empleados_id</text:span><text:span text:style-name="T6">,</text:span> nombre, fecha_nac)</text:p>
      <text:p text:style-name="P6"><text:tab/><text:span text:style-name="T6">empleados_id → Empleados (NOT NULL, B:C, M:R)</text:span></text:p>
      <text:p text:style-name="P6"/>
      <text:p text:style-name="P4"/>
      <text:p text:style-name="P5">3. Regla transdormación relaciones 1:N</text:p>
      <text:p text:style-name="P4"/>
      <text:p text:style-name="P4"/>
      <text:p text:style-name="P6">Empleados (<text:span text:style-name="T2">#id</text:span>, <text:span text:style-name="T3">dni</text:span>, nombre)</text:p>
      <text:p text:style-name="P6">Clientes (<text:span text:style-name="T2">#id</text:span>, nombre, <text:span text:style-name="T3">nif</text:span>)</text:p>
      <text:p text:style-name="P6"/>
      <text:p text:style-name="P6"/>
      <text:p text:style-name="P6">Telefonos_empleados (<text:span text:style-name="T2">#empleados_id, #telefono</text:span>)</text:p>
      <text:p text:style-name="P6"><text:tab/>empleados_id → Empleados (NOT NULL, B:C, M:R)</text:p>
      <text:p text:style-name="P6"/>
      <text:p text:style-name="P6">Telefonos_clientes (<text:span text:style-name="T2">#clientes_id, #telefono</text:span>)</text:p>
      <text:p text:style-name="P6"><text:tab/>clientes_id → Clientes (NOT NULL, B:C, M:R)</text:p>
      <text:p text:style-name="P6"/>
      <text:p text:style-name="P6">Beneficiarios (<text:span text:style-name="T2">#id,</text:span><text:span text:style-name="T4"> </text:span><text:span text:style-name="T5">#empleados_id</text:span><text:span text:style-name="T6">,</text:span> nombre, fecha_nac)</text:p>
      <text:p text:style-name="P6"><text:tab/><text:span text:style-name="T6">empleados_id → Empleados (NOT NULL, B:C, M:R)</text:span></text:p>
      <text:p text:style-name="P6"/>
      <text:p text:style-name="P6"/>
      <text:p text:style-name="P6"/>
      <text:p text:style-name="P6">Empleados (<text:span text:style-name="T2">#id</text:span>, <text:span text:style-name="T3">dni</text:span>, nombre, <text:span text:style-name="T5">proyectos_id</text:span>)</text:p>
      <text:p text:style-name="P6"><text:tab/><text:span text:style-name="T6">proyectos_id → Proyectos (NOT NULL, B:R, M:R)</text:span></text:p>
      <text:p text:style-name="P6"/>
      <text:p text:style-name="P7">Proyectos (<text:span text:style-name="T2">#id</text:span>, <text:span text:style-name="T3">proyecto</text:span>, descripcion, presupuesto, <text:span text:style-name="T5">jefe_id</text:span><text:span text:style-name="T7">, </text:span><text:span text:style-name="T8">cliente_id</text:span>)</text:p>
      <text:p text:style-name="P7"><text:tab/><text:span text:style-name="T6">jefe_id → Empleados (NOT NULL, B:R, M:R)</text:span></text:p>
      <text:p text:style-name="P7"><text:tab/><text:span text:style-name="T9">cliente_id → Clientes (NOT NULL, B:R, M:R)</text:span></text:p>
      <text:p text:style-name="P7"/>
      <text:p text:style-name="P7"/>
      <text:p text:style-name="P7"/>
      <text:p text:style-name="P7"/>
      <text:p text:style-name="P8"><text:soft-page-break/>4. Regla de transdormación M:N</text:p>
      <text:p text:style-name="P9"/>
      <text:p text:style-name="P10"/>
      <text:p text:style-name="P7">Empleados (<text:span text:style-name="T2">#id</text:span>, <text:span text:style-name="T3">dni</text:span>, nombre)</text:p>
      <text:p text:style-name="P7">Clientes (<text:span text:style-name="T2">#id</text:span>, nombre, <text:span text:style-name="T3">nif</text:span>)</text:p>
      <text:p text:style-name="P7"/>
      <text:p text:style-name="P7">Telefonos_empleados (<text:span text:style-name="T2">#empleados_id, #telefono</text:span>)</text:p>
      <text:p text:style-name="P7"><text:tab/>empleados_id → Empleados (NOT NULL, B:C, M:R)</text:p>
      <text:p text:style-name="P7"/>
      <text:p text:style-name="P7">Telefonos_clientes (<text:span text:style-name="T2">#clientes_id, #telefono</text:span>)</text:p>
      <text:p text:style-name="P7"><text:tab/>clientes_id → Clientes (NOT NULL, B:C, M:R)</text:p>
      <text:p text:style-name="P7"/>
      <text:p text:style-name="P7">Beneficiarios (<text:span text:style-name="T2">#id,</text:span><text:span text:style-name="T4"> </text:span><text:span text:style-name="T5">#empleados_id</text:span><text:span text:style-name="T6">,</text:span> nombre, fecha_nac)</text:p>
      <text:p text:style-name="P7"><text:tab/><text:span text:style-name="T6">empleados_id → Empleados (NOT NULL, B:C, M:R)</text:span></text:p>
      <text:p text:style-name="P7"/>
      <text:p text:style-name="P7">Empleados (<text:span text:style-name="T2">#id</text:span>, <text:span text:style-name="T3">dni</text:span>, nombre, <text:span text:style-name="T5">proyectos_id</text:span>)</text:p>
      <text:p text:style-name="P7"><text:tab/><text:span text:style-name="T6">proyectos_id → Proyectos (NOT NULL, B:R, M:R)</text:span></text:p>
      <text:p text:style-name="P7"/>
      <text:p text:style-name="P7">Proyectos (<text:span text:style-name="T2">#id</text:span>, <text:span text:style-name="T3">proyecto</text:span>, descripcion, presupuesto, <text:span text:style-name="T5">jefe_id</text:span><text:span text:style-name="T7">, </text:span><text:span text:style-name="T8">cliente_id</text:span>)</text:p>
      <text:p text:style-name="P7"><text:tab/><text:span text:style-name="T6">jefe_id → Empleados (NOT NULL, B:R, M:R)</text:span></text:p>
      <text:p text:style-name="P7"><text:tab/><text:span text:style-name="T9">cliente_id → Clientes (NOT NULL, B:R, M:R)</text:span></text:p>
      <text:p text:style-name="P7"/>
      <text:p text:style-name="P9">empleados_proyectos (<text:span text:style-name="T2">#empleado_id, #proyecto_id</text:span>, f_inicio, f_fin, horas, valoracion)</text:p>
      <text:p text:style-name="P9"><text:tab/>empleado_id → Empleados (NOT NULL, B:R, M:R)</text:p>
      <text:p text:style-name="P9"><text:tab/>proyecto_id → Proyectos (NOT NULL, B:R, M:R)</text:p>
      <text:p text:style-name="P7"/>
      <text:p text:style-name="P7"/>
      <text:p text:style-name="P7"/>
      <text:p text:style-name="P8">5. Relacicones Reflexivas</text:p>
      <text:p text:style-name="P9"/>
      <text:p text:style-name="P7"/>
      <text:p text:style-name="P7">Clientes (<text:span text:style-name="T2">#id</text:span>, nombre, <text:span text:style-name="T3">nif</text:span>)</text:p>
      <text:p text:style-name="P7"/>
      <text:p text:style-name="P7">Telefonos_empleados (<text:span text:style-name="T2">#empleados_id, #telefono</text:span>)</text:p>
      <text:p text:style-name="P7"><text:tab/>empleados_id → Empleados (NOT NULL, B:C, M:R)</text:p>
      <text:p text:style-name="P7"/>
      <text:p text:style-name="P7">Telefonos_clientes (<text:span text:style-name="T2">#clientes_id, #telefono</text:span>)</text:p>
      <text:p text:style-name="P7"><text:tab/>clientes_id → Clientes (NOT NULL, B:C, M:R)</text:p>
      <text:p text:style-name="P7"/>
      <text:p text:style-name="P7">Beneficiarios (<text:span text:style-name="T2">#id,</text:span><text:span text:style-name="T4"> </text:span><text:span text:style-name="T5">#empleados_id</text:span><text:span text:style-name="T6">,</text:span> nombre, fecha_nac)</text:p>
      <text:p text:style-name="P7"><text:tab/><text:span text:style-name="T6">empleados_id → Empleados (NOT NULL, B:C, M:R)</text:span></text:p>
      <text:p text:style-name="P7"/>
      <text:p text:style-name="P7">Empleados (<text:span text:style-name="T2">#id</text:span>, <text:span text:style-name="T3">dni</text:span>, nombre, <text:span text:style-name="T5">proyectos_id</text:span>)</text:p>
      <text:p text:style-name="P7"><text:tab/><text:span text:style-name="T6">proyectos_id → Proyectos (NOT NULL, B:R, M:R)</text:span></text:p>
      <text:p text:style-name="P7"/>
      <text:p text:style-name="P7">Proyectos (<text:span text:style-name="T2">#id</text:span>, <text:span text:style-name="T3">proyecto</text:span>, descripcion, presupuesto, <text:span text:style-name="T5">jefe_id</text:span><text:span text:style-name="T7">, </text:span><text:span text:style-name="T8">cliente_id</text:span>)</text:p>
      <text:p text:style-name="P7"><text:tab/><text:span text:style-name="T6">jefe_id → Empleados (NOT NULL, B:R, M:R)</text:span></text:p>
      <text:p text:style-name="P7"><text:tab/><text:span text:style-name="T9">cliente_id → Clientes (NOT NULL, B:R, M:R)</text:span></text:p>
      <text:p text:style-name="P7"/>
      <text:p text:style-name="P9">empleados_proyectos (<text:span text:style-name="T2">#empleado_id, #proyecto_id</text:span>, f_inicio, f_fin, horas, valoracion)</text:p>
      <text:p text:style-name="P9"><text:tab/>empleado_id → Empleados (NOT NULL, B:R, M:R)</text:p>
      <text:p text:style-name="P9"><text:tab/>proyecto_id → Proyectos (NOT NULL, B:R, M:R)</text:p>
      <text:p text:style-name="P9"/>
      <text:p text:style-name="P7">Empleados (<text:span text:style-name="T2">#id</text:span>, <text:span text:style-name="T3">dni</text:span>, nombre, <text:span text:style-name="T8">proyecto_id</text:span><text:span text:style-name="T9">, </text:span><text:span text:style-name="T8">supervisor_id</text:span>)</text:p>
      <text:p text:style-name="P7"><text:tab/><text:span text:style-name="T9">proyecto_id → Proyectos (NOT NULL, B:R, M:R)</text:span></text:p>
      <text:p text:style-name="P9"><text:tab/>supervisor_id → Empleados (NOT NULL, B:R, M:R)</text:p>
      <text:p text:style-name="P9"><text:line-break/><text:line-break/></text:p>
      <text:p text:style-name="P11">6. Modelo Relacional Definitivo</text:p>
      <text:p text:style-name="P9"/>
      <text:p text:style-name="P12">Clientes (<text:span text:style-name="T2">#id</text:span>, nombre, <text:span text:style-name="T3">nif</text:span>)</text:p>
      <text:p text:style-name="P12"/>
      <text:p text:style-name="P12">Telefonos_empleados (<text:span text:style-name="T2">#empleados_id, #telefono</text:span>)</text:p>
      <text:p text:style-name="P12"><text:tab/>empleados_id → Empleados (NOT NULL, B:C, M:R)</text:p>
      <text:p text:style-name="P12"/>
      <text:p text:style-name="P12">Telefonos_clientes (<text:span text:style-name="T2">#clientes_id, #telefono</text:span>)</text:p>
      <text:p text:style-name="P12"><text:tab/>clientes_id → Clientes (NOT NULL, B:C, M:R)</text:p>
      <text:p text:style-name="P12"/>
      <text:p text:style-name="P12">Beneficiarios (<text:span text:style-name="T2">#id,</text:span><text:span text:style-name="T4"> </text:span><text:span text:style-name="T5">#empleados_id</text:span><text:span text:style-name="T6">,</text:span> nombre, fecha_nac)</text:p>
      <text:p text:style-name="P12"><text:tab/><text:span text:style-name="T6">empleados_id → Empleados (NOT NULL, B:C, M:R)</text:span></text:p>
      <text:p text:style-name="P12"/>
      <text:p text:style-name="P12">Empleados (<text:span text:style-name="T2">#id</text:span>, <text:span text:style-name="T3">dni</text:span>, nombre, <text:span text:style-name="T5">proyectos_id</text:span>)</text:p>
      <text:p text:style-name="P12"><text:tab/><text:span text:style-name="T6">proyectos_id → Proyectos (NOT NULL, B:R, M:R)</text:span></text:p>
      <text:p text:style-name="P12"/>
      <text:p text:style-name="P12">Proyectos (<text:span text:style-name="T2">#id</text:span>, <text:span text:style-name="T3">proyecto</text:span>, descripcion, presupuesto, <text:span text:style-name="T5">jefe_id</text:span><text:span text:style-name="T7">, </text:span><text:span text:style-name="T8">cliente_id</text:span>)</text:p>
      <text:p text:style-name="P12"><text:tab/><text:span text:style-name="T6">jefe_id → Empleados (NOT NULL, B:R, M:R)</text:span></text:p>
      <text:p text:style-name="P12"><text:tab/><text:span text:style-name="T9">cliente_id → Clientes (NOT NULL, B:R, M:R)</text:span></text:p>
      <text:p text:style-name="P12"/>
      <text:p text:style-name="P13">empleados_proyectos (<text:span text:style-name="T2">#empleado_id, #proyecto_id</text:span>, f_inicio, f_fin, horas, valoracion)</text:p>
      <text:p text:style-name="P13"><text:tab/>empleado_id → Empleados (NOT NULL, B:R, M:R)</text:p>
      <text:p text:style-name="P13"><text:tab/>proyecto_id → Proyectos (NOT NULL, B:R, M:R)</text:p>
      <text:p text:style-name="P13"/>
      <text:p text:style-name="P12">Empleados (<text:span text:style-name="T2">#id</text:span>, <text:span text:style-name="T3">dni</text:span>, nombre, <text:span text:style-name="T8">proyecto_id</text:span><text:span text:style-name="T9">, </text:span><text:span text:style-name="T8">supervisor_id</text:span>)</text:p>
      <text:p text:style-name="P12"><text:tab/><text:span text:style-name="T9">proyecto_id → Proyectos (NOT NULL, B:R, M:R)</text:span></text:p>
      <text:p text:style-name="P13"><text:tab/>supervisor_id → Empleados (NOT NULL, B:R, M:R)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0:37:13.330300800</meta:creation-date>
    <dc:date>2025-11-24T11:12:13.765451200</dc:date>
    <meta:editing-duration>PT1M28S</meta:editing-duration>
    <meta:editing-cycles>1</meta:editing-cycles>
    <meta:document-statistic meta:table-count="0" meta:image-count="0" meta:object-count="0" meta:page-count="3" meta:paragraph-count="93" meta:word-count="511" meta:character-count="4087" meta:non-whitespace-character-count="3627"/>
    <meta:generator>LibreOffice/25.8.2.2$Windows_X86_64 LibreOffice_project/d401f2107ccab8f924a8e2df40f573aab7605b6f</meta:generator>
  </office:meta>
</office:document-meta>
</file>